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764cm" style:rel-column-width="6120*"/>
    </style:style>
    <style:style style:name="Tableau2.B" style:family="table-column">
      <style:table-column-properties style:column-width="17.124cm" style:rel-column-width="59415*"/>
    </style:style>
    <style:style style:name="Tableau2.1" style:family="table-row">
      <style:table-row-properties style:min-row-height="1.422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5.532cm"/>
    </style:style>
    <style:style style:name="Tableau2.3" style:family="table-row">
      <style:table-row-properties style:min-row-height="1.577cm"/>
    </style:style>
    <style:style style:name="Tableau2.A3" style:family="table-cell">
      <style:table-cell-properties style:vertical-align="" fo:padding="0.097cm" fo:border="none"/>
    </style:style>
    <style:style style:name="Table1" style:family="table">
      <style:table-properties style:width="16.932cm" table:align="margins" style:shadow="none"/>
    </style:style>
    <style:style style:name="Table1.A" style:family="table-column">
      <style:table-column-properties style:column-width="16.932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932cm" table:align="margins" style:shadow="none"/>
    </style:style>
    <style:style style:name="Table2.A" style:family="table-column">
      <style:table-column-properties style:column-width="16.932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932cm" table:align="margins" style:shadow="none"/>
    </style:style>
    <style:style style:name="Table3.A" style:family="table-column">
      <style:table-column-properties style:column-width="16.932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932cm" table:align="margins" style:shadow="none"/>
    </style:style>
    <style:style style:name="Table4.A" style:family="table-column">
      <style:table-column-properties style:column-width="16.932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932cm" table:align="margins" style:shadow="none"/>
    </style:style>
    <style:style style:name="Table5.A" style:family="table-column">
      <style:table-column-properties style:column-width="16.932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671cm" table:align="margins" style:shadow="none"/>
    </style:style>
    <style:style style:name="Table6.A" style:family="table-column">
      <style:table-column-properties style:column-width="16.671cm" style:rel-column-width="65535*"/>
    </style:style>
    <style:style style:name="Table6.A1" style:family="table-cell">
      <style:table-cell-properties style:vertical-align="" fo:padding="0.097cm" fo:border-left="0.002cm solid #333333" fo:border-right="none" fo:border-top="none" fo:border-bottom="none"/>
    </style:style>
    <style:style style:name="Table7" style:family="table">
      <style:table-properties style:width="16.671cm" table:align="margins" style:shadow="none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1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3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4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5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7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8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0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font-size="12pt" style:font-size-asian="12pt" style:font-size-complex="12pt"/>
    </style:style>
    <style:style style:name="P32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style:font-name="Bitstream Charter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variant="normal" fo:text-transform="none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fo:letter-spacing="-0.009cm" fo:font-weight="bold" style:font-weight-asian="bold" style:font-weight-complex="bold"/>
    </style:style>
    <style:style style:name="T21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letter-spacing="-0.009cm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6" style:family="text">
      <style:text-properties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7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style:font-name="Bitstream Charter" fo:font-size="11pt" fo:letter-spacing="-0.009cm" fo:font-style="italic" style:font-size-asian="11pt" style:font-style-asian="italic" style:font-size-complex="11pt" style:font-style-complex="italic"/>
    </style:style>
    <style:style style:name="T29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31" style:family="text">
      <style:text-properties style:font-name="Bitstream Charter" fo:font-style="italic" style:font-style-asian="italic" style:font-style-complex="italic"/>
    </style:style>
    <style:style style:name="T32" style:family="text">
      <style:text-properties style:font-name="Bitstream Charter" fo:letter-spacing="-0.009cm" fo:font-style="italic" style:font-style-asian="italic" style:font-style-complex="italic"/>
    </style:style>
    <style:style style:name="T33" style:family="text">
      <style:text-properties style:text-position="super 58%"/>
    </style:style>
    <style:style style:name="T34" style:family="text">
      <style:text-properties fo:color="#000000"/>
    </style:style>
    <style:style style:name="T35" style:family="text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T36" style:family="text">
      <style:text-properties fo:color="#000000" style:font-name="Bitstream Charter" fo:font-style="italic" style:font-style-asian="italic" style:font-style-complex="italic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color="#0000ff"/>
    </style:style>
    <style:style style:name="T41" style:family="text">
      <style:text-properties fo:color="#0000ff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2" style:family="text">
      <style:text-properties fo:color="#0000ff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6">9 rue Eugène Crétel</text:p>
            <text:p text:style-name="P26">91300 Massy, France</text:p>
            <text:p text:style-name="P25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11">Ingénieur Expert en Optimisation</text:p>
      <text:p text:style-name="P4"/>
      <text:p text:style-name="P12"><text:s text:c="58"/>Expérience Professionnelle</text:p>
      <text:p text:style-name="P1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Depuis Sept.</text:p>
            <text:p text:style-name="P19"><text:s/>2011</text:p>
          </table:table-cell>
          <table:table-cell table:style-name="Tableau2.B1" office:value-type="string">
            <text:p text:style-name="P7">Ingénieur Expert à INRIA Saclay-IDF, Équipe TAO <text:span text:style-name="T37">(Apprentissage et Optimisation)</text:span></text:p>
            <text:p text:style-name="Standard"><text:span text:style-name="T29">Développement collaboratif au sein du Projet Mash </text:span><text:span text:style-name="T27">(</text:span><text:a xlink:type="simple" xlink:href="http://mash-project.eu/"><text:span text:style-name="T42">http://mash-project.eu/</text:span></text:a><text:span text:style-name="T27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5">Expérimentations des heuristiques/planificateurs implémentés:</text:p>
                  <text:p text:style-name="P5">- En mode simulation: Environnement graphique 3D.</text:p>
                  <text:p text:style-name="P5">- Application réelle: Bras robot: tâches de planification, détection d'objets, classification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19">2011</text:p>
            <text:p text:style-name="P19">- <text:s/></text:p>
            <text:p text:style-name="P19">2009</text:p>
          </table:table-cell>
          <table:table-cell table:style-name="Tableau2.B1" office:value-type="string">
            <text:p text:style-name="P7"/>
            <text:p text:style-name="P7">Ingénieur en optimisation à INRIA Saclay-IDF, Équipe TAO <text:span text:style-name="T37">(Apprentissage et Optimisation)</text:span></text:p>
            <text:p text:style-name="Standard"><text:span text:style-name="T29">Recherches sur la classe d'algorithmes Monte Carlo Tree Search</text:span> 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Expérimentations et tests:</text:p>
                  <text:p text:style-name="P5">- Expérimentations sur la parallélisation de l'algorithme Monte-Carlo Tree Search.</text:p>
                  <text:p text:style-name="P5">- Tuning des paramètres du programme joueur de Go <text:span text:style-name="T8">MoGo</text:span>.</text:p>
                  <text:p text:style-name="P5">- Planification grande dimension avec application à l'énergie: Gestion de production électrique.</text:p>
                  <text:p text:style-name="P6">Développements:</text:p>
                  <text:p text:style-name="P5">- Co-évolution sur grilles et construction automatique des livres d'ouvertures pour le jeu de Go.</text:p>
                  <text:p text:style-name="P6">Maintenance:</text:p>
                  <text:p text:style-name="P10">- Tests de non régression, patches et correction de bugs.</text:p>
                </table:table-cell>
              </table:table-row>
            </table:table>
            <text:p text:style-name="P10"/>
          </table:table-cell>
        </table:table-row>
        <table:table-row table:style-name="Tableau2.3">
          <table:table-cell table:style-name="Tableau2.A3" office:value-type="string">
            <text:p text:style-name="P19">2010</text:p>
            <text:p text:style-name="P19">1 mois</text:p>
          </table:table-cell>
          <table:table-cell table:style-name="Tableau2.B1" office:value-type="string">
            <text:p text:style-name="P7">Chercheur invité, National University of Tainan, Taiwan: 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- Intégration de connaissances expertes dans le jeu de Go. </text:p>
                  <text:p text:style-name="P5">- Installation d'un Mini-cluster pour expérimentions MPI.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19">2009</text:p>
            <text:p text:style-name="P19">6 mois</text:p>
          </table:table-cell>
          <table:table-cell table:style-name="Tableau2.B1" office:value-type="string">
            <text:p text:style-name="Standard"><text:span text:style-name="T29">Thèse de Master,</text:span> L<text:span text:style-name="T5">aboratoire d'informatique de Paris 6, Équipe Systèmes sur puce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<text:span text:style-name="T13">Titre:</text:span> <text:span text:style-name="T25">Raffinement d'abstraction de composants matériels pour la vérification par model checking.</text:span></text:p>
                  <text:p text:style-name="Standard"><text:span text:style-name="T13">Thèmes:</text:span> <text:span text:style-name="T25">vérification formelle, model-checking, SAT solving, logique temporelle.</text:span>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19">2008</text:p>
            <text:p text:style-name="P19">6 mois</text:p>
          </table:table-cell>
          <table:table-cell table:style-name="Tableau2.B1" office:value-type="string">
            <text:p text:style-name="Standard"><text:span text:style-name="T29">Thèse de maîtrise, </text:span><text:span text:style-name="T6">Centre d'enseignement à distance,</text:span> <text:span text:style-name="T5">Faculté des sciences de Bizert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Standard"><text:span text:style-name="T13">Titre:</text:span> <text:span text:style-name="T25">Système de gestion de e-learning : approche basée sur les metadonnées formelles pour <text:s/></text:span></text:p>
                  <text:p text:style-name="P5">l'aide à l'apprentissage en ligne. Module intégré dans la plateforme Moodle. </text:p>
                  <text:p text:style-name="Standard"><text:span text:style-name="T13">Thèmes:</text:span> intelligence artificielle , apprentissage, metadonnées, web sémantique.</text:p>
                </table:table-cell>
              </table:table-row>
            </table:table>
            <text:p text:style-name="Standard"><text:s/></text:p>
          </table:table-cell>
        </table:table-row>
      </table:table>
      <text:p text:style-name="P12"><text:s text:c="84"/>Études</text:p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">2009</text:p>
          </table:table-cell>
          <table:table-cell table:style-name="Tableau3.B1" office:value-type="string">
            <text:p text:style-name="P21">Master de recherche : Modèles, Optimisation, Programmation et Services. </text:p>
            <text:p text:style-name="P27"><text:span text:style-name="T3">Université d’Evry-Val-d’Essonne, France</text:span><text:span text:style-name="T4">.</text:span> <text:s text:c="4"/></text:p>
            <text:p text:style-name="P5"><text:span text:style-name="T38">Majeurs:</text:span> Optimisation, Apprentissage automatique, Recherche opérationnelle.</text:p>
            <text:p text:style-name="P5"><text:span text:style-name="T38">Mineurs:</text:span> systèmes distribués<text:span text:style-name="T34">, programmation linéaire.</text:span></text:p>
          </table:table-cell>
        </table:table-row>
        <table:table-row>
          <table:table-cell table:style-name="Tableau3.A1" office:value-type="string">
            <text:p text:style-name="P18">2008</text:p>
          </table:table-cell>
          <table:table-cell table:style-name="Tableau3.B1" office:value-type="string">
            <text:p text:style-name="P22"><text:span text:style-name="T2">Maîtrise en Sciences Informatiques : Génie Logiciel et Programmation.</text:span><text:span text:style-name="T7"> </text:span></text:p>
            <text:p text:style-name="P23"><text:span text:style-name="T3">Université de Carthage, Tunisie.</text:span><text:span text:style-name="T23"> </text:span><text:span text:style-name="T24"><text:s/></text:span></text:p>
            <text:p text:style-name="P29">Avec mention bien (3<text:span text:style-name="T33">ème</text:span>/64).</text:p>
            <text:p text:style-name="P28"><text:span text:style-name="T38">Majeurs:</text:span> Ateliers de génie logiciel. <text:span text:style-name="T38">Mineurs:</text:span> Architecture des systèmes <text:span text:style-name="T34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18">2004</text:p>
          </table:table-cell>
          <table:table-cell table:style-name="Tableau3.B1" office:value-type="string">
            <text:p text:style-name="P21">DEUPC en Mathématiques et Sciences Informatiques.</text:p>
            <text:p text:style-name="P23"><text:span text:style-name="T3">Université de Carthage, Tunisie.</text:span><text:span text:style-name="T23"> </text:span><text:span text:style-name="T24"><text:s/></text:span></text:p>
            <text:p text:style-name="P5"><text:span text:style-name="T38">Majeurs:</text:span> Sciences informatiques, Mathématiques. <text:span text:style-name="T38">Mineurs:</text:span> Physiques, Statistiques<text:span text:style-name="T34">.</text:span></text:p>
          </table:table-cell>
        </table:table-row>
      </table:table>
      <text:p text:style-name="P16"><text:soft-page-break/></text:p>
      <text:p text:style-name="P16"><text:s text:c="61"/>Compétences Spécifiques</text:p>
      <text:p text:style-name="P24"/>
      <text:p text:style-name="Standard"><text:span text:style-name="T11"><text:tab/><text:tab/></text:span><text:span text:style-name="T17">Programmation:</text:span><text:span text:style-name="T39"> </text:span><text:span text:style-name="T30">C/C++(Expert), J2EE(Familier), Cuda(base).</text:span></text:p>
      <text:p text:style-name="P31"><text:span text:style-name="T21"><text:tab/><text:tab/></text:span><text:span text:style-name="T18">API:</text:span><text:span text:style-name="T31"> JNI, SWING. </text:span></text:p>
      <text:p text:style-name="P31"><text:span text:style-name="T20"><text:tab/><text:tab/></text:span><text:span text:style-name="T18">IDE:</text:span> <text:span text:style-name="T31">Vim, Eclipse, NetBeans.</text:span></text:p>
      <text:p text:style-name="P31"><text:span text:style-name="T20"><text:tab/><text:tab/></text:span><text:span text:style-name="T18">Debugging:</text:span><text:span text:style-name="T22"> </text:span><text:span text:style-name="T31">DDD. <text:s text:c="2"/></text:span><text:s/></text:p>
      <text:p text:style-name="P31"><text:span text:style-name="T20"><text:tab/><text:tab/></text:span><text:span text:style-name="T18">Gestionnaires de Versions:</text:span> <text:span text:style-name="T31">CVS, SVN, GIT. </text:span><text:s text:c="3"/></text:p>
      <text:p text:style-name="P31"><text:span text:style-name="T20"><text:tab/><text:tab/></text:span><text:span text:style-name="T18">Scripts:</text:span> <text:span text:style-name="T31">Shell, Sed, </text:span><text:span text:style-name="T36">Awk, O</text:span><text:span text:style-name="T31">ctave.</text:span><text:line-break/><text:tab/><text:tab/><text:span text:style-name="T18">Gestion de bases de données:</text:span> <text:span text:style-name="T31">Oracle, PL/SQL, MySQL.</text:span></text:p>
      <text:p text:style-name="P31"><text:span text:style-name="T20"><text:tab/><text:tab/></text:span><text:span text:style-name="T18">Systèmes d'exploitation:</text:span><text:span text:style-name="T22"> </text:span><text:span text:style-name="T32">MS Windows, Linux, MacOS.</text:span></text:p>
      <text:p text:style-name="P12"><text:s text:c="79"/>Formations</text:p>
      <text:p text:style-name="P13"/>
      <text:p text:style-name="Standard"><text:tab/><text:tab/><text:span text:style-name="T17">Avril 2011: École de printemps GRID'5000 (5 jours)</text:span></text:p>
      <text:p text:style-name="Standard"><text:span text:style-name="T19"><text:tab/> <text:s text:c="9"/></text:span><text:span text:style-name="T15">-</text:span><text:span text:style-name="T16"> </text:span><text:span text:style-name="T15">Clouds computing et déploiement d'environnements virtualisés.</text:span></text:p>
      <text:p text:style-name="Standard"><text:tab/><text:tab/><text:span text:style-name="T17">Avril 2011: Formation intensive à INRIA-Saclay (3 jours)</text:span></text:p>
      <text:p text:style-name="Standard"><text:span text:style-name="T10"><text:tab/> <text:s text:c="13"/></text:span><text:span text:style-name="T15">- Programmation GPGPU.</text:span></text:p>
      <text:p text:style-name="Standard"><text:span text:style-name="T10"><text:tab/><text:tab/></text:span><text:span text:style-name="T17">Janvier 2011: Formation intensive à INRIA-Rocquencourt (3 jours) </text:span></text:p>
      <text:p text:style-name="Standard"><text:tab/> <text:s text:c="11"/><text:span text:style-name="T15"><text:s/>- Programmation parallèle avec MPI.</text:span></text:p>
      <text:p text:style-name="Standard"><text:tab/> <text:s text:c="11"/><text:span text:style-name="T15"><text:s/>- Programmation GPU avec Cuda.</text:span></text:p>
      <text:p text:style-name="Standard"><text:tab/><text:tab/><text:span text:style-name="T17">Avril 2010: École de printemps GRID'5000 (5 jours)</text:span></text:p>
      <text:p text:style-name="Standard"><text:tab/> <text:s text:c="12"/><text:span text:style-name="T15">- Expérimentations grande échelle sur les grilles de calcul et plan d'expériences.</text:span></text:p>
      <text:p text:style-name="P14"><text:s text:c="82"/>Réalisations</text:p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18">2010</text:p>
          </table:table-cell>
          <table:table-cell table:style-name="Tableau4.B1" office:value-type="string">
            <text:p text:style-name="Standard"><text:span text:style-name="T9">MoGoDroid</text:span>: Application<text:span text:style-name="T15"> de Go pour la plateforme Android. Moteur en C++, Interface </text:span></text:p>
            <text:p text:style-name="P10">utilisateur en Java et la communication utilisant <text:s/>JNI (en cours).</text:p>
          </table:table-cell>
        </table:table-row>
        <table:table-row table:style-name="Tableau4.1">
          <table:table-cell table:style-name="Tableau4.A2" office:value-type="string">
            <text:p text:style-name="P18">2011</text:p>
            <text:p text:style-name="P18"><text:s/>-</text:p>
            <text:p text:style-name="P18"><text:s/>2009</text:p>
          </table:table-cell>
          <table:table-cell table:style-name="Tableau4.B1" office:value-type="string">
            <text:p text:style-name="Standard"><text:span text:style-name="T9">MoGo</text:span>:<text:span text:style-name="T37"> </text:span><text:span text:style-name="T15">Plusieurs records pour le programme joueur de Go MoGo. </text:span>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Standard"><text:s/>-<text:span text:style-name="T15"> Juin 2011 : Vainqueur des compétitions en 7x7 Go, IEEE-FUZZ, Taiwan.</text:span></text:p>
                  <text:p text:style-name="P10"><text:s/>- Avril 2011: Première victoire en 13x13 avec handicap 2.5, SSCI, France.</text:p>
                  <text:p text:style-name="P10"><text:s/>- Novembre 2010 : MoGo Champion du tournoi TAAI 2010.</text:p>
                  <text:p text:style-name="P10"><text:s/>- Juillet 2010 : Première victoire en H2 contre 6Dan en 13x13, WCCI, Espagne.</text:p>
                  <text:p text:style-name="P10"><text:s/>- Mars 2010 : Certification 3Dan pour MoGoTW, <text:s/>Taiwan.</text:p>
                </table:table-cell>
              </table:table-row>
            </table:table>
          </table:table-cell>
        </table:table-row>
        <table:table-row table:style-name="Tableau4.1">
          <table:table-cell table:style-name="Tableau4.A2" office:value-type="string">
            <text:p text:style-name="P18">2011</text:p>
            <text:p text:style-name="P18">-</text:p>
            <text:p text:style-name="P18">2009</text:p>
          </table:table-cell>
          <table:table-cell table:style-name="Tableau4.B1" office:value-type="string">
            <text:p text:style-name="P20"><text:span text:style-name="T9">Sélection de travaux de recherche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">- Continious Rapid Action Value Estimation, ACML 2011.</text:p>
                  <text:p text:style-name="P10">- Adding Double Progressive Widening to Upper Confidence Tree to Cope with </text:p>
                  <text:p text:style-name="P10"><text:s text:c="2"/>Uncertainty in Planning Problems, EWRL, 2011. <text:s text:c="2"/></text:p>
                  <text:p text:style-name="P10">- Consistency Modifications for Automatically Tuned Monte-Carlo Tree Search, </text:p>
                  <text:p text:style-name="P10"><text:s text:c="2"/>LION, 2010.</text:p>
                  <text:p text:style-name="P10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5"/>
      <text:p text:style-name="P15"><text:s text:c="70"/>Langages et Intérêts</text:p>
      <text:p text:style-name="P8"><text:tab/><text:tab/></text:p>
      <text:p text:style-name="P8"><text:tab/><text:tab/>Langages</text:p>
      <text:p text:style-name="P9"><text:tab/><text:tab/>Français(courant), Anglais(TOEIC).</text:p>
      <text:p text:style-name="P8"/>
      <text:p text:style-name="P8"><text:tab/><text:tab/>Intérêts</text:p>
      <text:p text:style-name="P9"><text:tab/><text:tab/>Développement libre (<text:span text:style-name="T40">https://github.com/haspeleo</text:span>), planche à voile et lecture.</text:p>
      <text:p text:style-name="P9"><text:tab/><text:tab/>Membre fondateur et conseiller technique dans le club de spéléologie de Bizerte <text:tab/><text:tab/> <text:s text:c="7"/><text:tab/><text:tab/><text:tab/>(<text:span text:style-name="T40">http://www.speleobizerte.creajn.com</text:span>).</text:p>
      <text:p text:style-name="P9"><text:tab/><text:tab/>Diplôme en premiers secours et volontaire pour les compagnes de prévention routière.</text:p>
      <text:p text:style-name="P17"/>
      <text:p text:style-name="P17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16T21:42:35</meta:creation-date>
    <dc:date>2011-09-27T12:41:55</dc:date>
    <meta:editing-duration>PT77H55M08S</meta:editing-duration>
    <meta:editing-cycles>245</meta:editing-cycles>
    <meta:generator>OpenOffice.org/3.0$Linux OpenOffice.org_project/300m15$Build-9379</meta:generator>
    <meta:printed-by>hassen DOGHMEN</meta:printed-by>
    <meta:print-date>2011-09-27T10:39:06</meta:print-date>
    <dc:creator>hassen DOGHMEN</dc:creator>
    <meta:document-statistic meta:table-count="11" meta:image-count="0" meta:object-count="0" meta:page-count="2" meta:paragraph-count="110" meta:word-count="630" meta:character-count="5286"/>
    <meta:user-defined meta:name="Info 1"/>
    <meta:user-defined meta:name="Info 2"/>
    <meta:user-defined meta:name="Info 3"/>
    <meta:user-defined meta:name="Info 4"/>
  </office:meta>
</office:document-meta>
</file>